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BoldMT" svg:font-family="CourierNewPS-Bold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" style:family="paragraph" style:parent-style-name="Standard">
      <style:text-properties style:font-name="Times New Roman1" fo:font-size="10pt" style:font-size-asian="10pt" style:font-size-complex="10pt"/>
    </style:style>
    <style:style style:name="P3" style:family="paragraph" style:parent-style-name="Standard">
      <style:paragraph-properties style:text-autospace="none"/>
      <style:text-properties style:font-name="Times New Roman1" fo:font-size="12pt" fo:language="nb" fo:country="NO" style:font-name-asian="Courier New" style:font-size-asian="12pt" style:font-name-complex="Courier New" style:font-size-complex="12pt"/>
    </style:style>
    <style:style style:name="P4" style:family="paragraph" style:parent-style-name="Standard">
      <style:paragraph-properties fo:orphans="2" fo:widows="2" style:text-autospace="none"/>
      <style:text-properties fo:font-variant="normal" fo:text-transform="none" fo:color="#000000" style:font-name="Courier New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6" style:family="paragraph" style:parent-style-name="Standard">
      <style:paragraph-properties fo:orphans="2" fo:widows="2" style:text-autospace="none"/>
      <style:text-properties fo:font-variant="normal" fo:text-transform="none" fo:color="#000000" style:font-name="Times New Roman1" fo:font-size="10pt" fo:letter-spacing="normal" fo:language="nb" fo:country="NO" fo:font-style="normal" fo:font-weight="normal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9" style:family="paragraph" style:parent-style-name="Standard">
      <style:paragraph-properties style:text-autospace="none"/>
      <style:text-properties style:font-name="CourierNewPSMT" fo:font-size="10pt" fo:language="nb" fo:country="NO" style:font-name-asian="CourierNewPSMT" style:font-size-asian="10pt" style:font-name-complex="CourierNewPSMT" style:font-size-complex="10pt"/>
    </style:style>
    <style:style style:name="P10" style:family="paragraph" style:parent-style-name="Standard">
      <style:paragraph-properties style:text-autospace="none"/>
      <style:text-properties style:font-name="CourierNewPS-BoldMT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11" style:family="paragraph" style:parent-style-name="Standard">
      <style:paragraph-properties fo:orphans="2" fo:widows="2"/>
      <style:text-properties style:font-name="TimesNewRomanPSMT" fo:font-size="12pt" fo:language="nb" fo:country="NO" fo:font-style="normal" fo:font-weight="normal" style:font-name-asian="TimesNewRomanPSMT" style:font-size-asian="12pt" style:font-name-complex="TimesNewRomanPSMT" style:font-size-complex="12pt"/>
    </style:style>
    <style:style style:name="P12" style:family="paragraph" style:parent-style-name="Standard">
      <style:paragraph-properties style:text-autospace="none"/>
      <style:text-properties style:font-name="Courier New1" fo:font-size="10pt" fo:language="nb" fo:country="NO" style:font-name-asian="Courier New" style:font-size-asian="10pt" style:font-name-complex="Courier New" style:font-size-complex="10pt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style:font-size-asian="10pt" style:font-size-complex="10pt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16" style:family="paragraph" style:parent-style-name="Preformatted_20_Text">
      <style:paragraph-properties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name-asian="Courier New" style:font-size-asian="10pt" style:font-name-complex="Courier New" style:font-size-complex="10pt"/>
    </style:style>
    <style:style style:name="P17" style:family="paragraph" style:parent-style-name="Preformatted_20_Text">
      <style:paragraph-properties fo:orphans="2" fo:widows="2"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name-asian="Courier New" style:font-size-asian="10pt" style:font-name-complex="Courier New" style:font-size-complex="10pt"/>
    </style:style>
    <style:style style:name="P18" style:family="paragraph" style:parent-style-name="Preformatted_20_Text">
      <style:paragraph-properties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size-asian="10pt" style:font-size-complex="10pt"/>
    </style:style>
    <style:style style:name="P19" style:family="paragraph" style:parent-style-name="Preformatted_20_Text">
      <style:paragraph-properties fo:orphans="2" fo:widows="2" style:text-autospace="none"/>
      <style:text-properties fo:font-variant="normal" fo:text-transform="none" fo:color="#202124" style:font-name="Times New Roman1" fo:font-size="10pt" fo:letter-spacing="normal" fo:language="en" fo:country="none" style:font-name-asian="Courier New" style:font-size-asian="10pt" style:font-name-complex="Courier New" style:font-size-complex="10pt"/>
    </style:style>
    <style:style style:name="P20" style:family="paragraph" style:parent-style-name="Preformatted_20_Text">
      <style:paragraph-properties fo:orphans="2" fo:widows="2"/>
      <style:text-properties style:font-name="Courier New1" fo:font-size="10pt" style:font-size-asian="10pt" style:font-size-complex="10pt"/>
    </style:style>
    <style:style style:name="P21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break-before="page"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style:text-autospace="none"/>
      <style:text-properties style:font-name="Times New Roman1" fo:font-size="10pt" fo:language="nb" fo:country="NO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style:text-autospace="none"/>
      <style:text-properties style:font-name="Times New Roman1" fo:font-size="10pt" fo:font-weight="bold" style:font-name-asian="CourierNewPS-BoldMT" style:font-size-asian="10pt" style:font-weight-asian="bold" style:font-name-complex="CourierNewPS-BoldMT" style:font-size-complex="10pt" style:font-weight-complex="bold"/>
    </style:style>
    <style:style style:name="P25" style:family="paragraph" style:parent-style-name="Standard">
      <style:paragraph-properties fo:orphans="2" fo:widows="2"/>
      <style:text-properties style:font-name="TimesNewRomanPSMT" fo:font-size="12pt" fo:language="nb" fo:country="NO" fo:font-style="normal" fo:font-weight="normal" style:font-name-asian="TimesNewRomanPSMT" style:font-size-asian="12pt" style:font-name-complex="TimesNewRomanPSMT" style:font-size-complex="12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urier New1" fo:font-size="10pt" style:font-name-asian="TimesNewRomanPSMT" style:font-size-asian="10pt" style:font-name-complex="TimesNewRomanPSMT" style:font-size-complex="10pt"/>
    </style:style>
    <style:style style:name="P27" style:family="paragraph" style:parent-style-name="Standard">
      <style:paragraph-properties style:text-autospace="none"/>
      <style:text-properties style:font-name="Courier New1" fo:font-size="10pt" style:font-name-asian="TimesNewRomanPSMT" style:font-size-asian="10pt" style:font-name-complex="TimesNewRomanPSMT" style:font-size-complex="10pt"/>
    </style:style>
    <style:style style:name="P28" style:family="paragraph" style:parent-style-name="Standard">
      <style:paragraph-properties style:text-autospace="none"/>
      <style:text-properties style:font-name="Courier New1" fo:font-size="10pt" style:font-name-asian="CourierNewPSMT" style:font-size-asian="10pt" style:font-name-complex="CourierNewPSMT" style:font-size-complex="10pt"/>
    </style:style>
    <style:style style:name="P29" style:family="paragraph" style:parent-style-name="Standard">
      <style:paragraph-properties style:text-autospace="none"/>
      <style:text-properties style:font-name="Times New Roman1" fo:font-size="10pt" style:font-name-asian="TimesNewRomanPSMT" style:font-size-asian="10pt" style:font-name-complex="TimesNewRomanPSMT" style:font-size-complex="10pt"/>
    </style:style>
    <style:style style:name="P30" style:family="paragraph" style:parent-style-name="Preformatted_20_Text">
      <style:paragraph-properties style:text-autospace="none"/>
      <style:text-properties fo:font-variant="normal" fo:text-transform="none" fo:color="#202124" style:font-name="Times New Roman1" fo:font-size="10pt" fo:letter-spacing="normal" fo:language="en" fo:country="none" fo:font-style="normal" fo:font-weight="normal" style:font-name-asian="Courier New" style:font-size-asian="10pt" style:font-name-complex="Courier New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/>
    </style:style>
    <style:style style:name="T3" style:family="text">
      <style:text-properties fo:font-style="normal" fo:font-weight="bold" style:font-weight-asian="bold" style:font-weight-complex="bold"/>
    </style:style>
    <style:style style:name="T4" style:family="text">
      <style:text-properties fo:font-variant="normal" fo:text-transform="none" fo:color="#800000" fo:letter-spacing="normal" fo:font-style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202124" fo:letter-spacing="normal" fo:language="en" fo:country="none" fo:font-style="normal" fo:font-weight="normal" style:font-name-asian="CourierNewPS-BoldMT" style:font-weight-asian="normal" style:font-name-complex="CourierNewPS-BoldMT" style:font-weight-complex="normal"/>
    </style:style>
    <style:style style:name="T7" style:family="text">
      <style:text-properties fo:font-variant="normal" fo:text-transform="none" fo:color="#202124" style:font-name="Times New Roman1" fo:letter-spacing="normal" fo:language="en" fo:country="none" fo:font-style="normal" fo:font-weight="normal" style:font-name-asian="CourierNewPS-BoldMT" style:font-weight-asian="normal" style:font-name-complex="CourierNewPS-BoldMT" style:font-weight-complex="normal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tyle="normal" fo:font-weight="normal"/>
    </style:style>
    <style:style style:name="T10" style:family="text">
      <style:text-properties style:font-name="Courier New1" fo:font-style="normal" fo:font-weight="normal" fo:background-color="#ffff99"/>
    </style:style>
    <style:style style:name="T11" style:family="text">
      <style:text-properties style:font-name="Courier New1" fo:font-weight="bold" style:font-weight-asian="bold" style:font-weight-complex="bold"/>
    </style:style>
    <style:style style:name="T12" style:family="text">
      <style:text-properties style:font-name="CourierNewPS-BoldMT" fo:font-weight="bold" style:font-name-asian="CourierNewPS-BoldMT" style:font-weight-asian="bold" style:font-name-complex="CourierNewPS-BoldMT" style:font-weight-complex="bold"/>
    </style:style>
    <style:style style:name="T13" style:family="text">
      <style:text-properties style:font-name="CourierNewPS-BoldMT" fo:font-weight="bold" fo:background-color="#ffff00" style:font-name-asian="CourierNewPS-BoldMT" style:font-weight-asian="bold" style:font-name-complex="CourierNewPS-BoldMT" style:font-weight-complex="bold"/>
    </style:style>
    <style:style style:name="T14" style:family="text">
      <style:text-properties style:font-name="CourierNewPSMT" style:font-name-asian="CourierNewPSMT" style:font-name-complex="CourierNewPSMT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style:font-name-asian="CourierNewPSMT" style:font-name-complex="CourierNewPSMT"/>
    </style:style>
    <style:style style:name="T17" style:family="text">
      <style:text-properties style:font-name="Times New Roman1" fo:font-weight="bold" style:font-name-asian="CourierNewPS-BoldMT" style:font-weight-asian="bold" style:font-name-complex="CourierNewPS-BoldM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name-asian="CourierNewPS-BoldMT" style:font-weight-asian="bold" style:font-name-complex="CourierNewPS-BoldMT" style:font-weight-complex="bold"/>
    </style:style>
    <style:style style:name="T20" style:family="text">
      <style:text-properties fo:font-weight="bold" fo:background-color="#ffff00" style:font-name-asian="CourierNewPS-BoldMT" style:font-weight-asian="bold" style:font-name-complex="CourierNewPS-BoldMT" style:font-weight-complex="bold"/>
    </style:style>
    <style:style style:name="T21" style:family="text">
      <style:text-properties fo:color="#000000" style:font-name="Times New Roman1" fo:language="nb" fo:country="NO" fo:font-style="normal" fo:font-weight="normal"/>
    </style:style>
    <style:style style:name="T22" style:family="text">
      <style:text-properties fo:color="#000000" style:font-name="Courier New1" fo:language="nb" fo:country="NO" fo:font-style="normal" fo:font-weight="normal"/>
    </style:style>
    <style:style style:name="T23" style:family="text">
      <style:text-properties fo:color="#000000" style:font-name="Courier New1" fo:language="nb" fo:country="NO" fo:font-style="normal" fo:font-weight="normal" fo:background-color="#ffff99"/>
    </style:style>
    <style:style style:name="T24" style:family="text">
      <style:text-properties style:font-name-asian="CourierNewPSMT" style:font-name-complex="CourierNewPSM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imula Standard - Errata</text:p>
      <text:p text:style-name="P1"/>
      <text:p text:style-name="P1"/>
      <text:p text:style-name="P1">=====================================================================================</text:p>
      <text:p text:style-name="P1"/>
      <text:p text:style-name="P1">NOTE: Parameter Specification</text:p>
      <text:p text:style-name="P1"/>
      <text:p text:style-name="P1">Simula Standard 5.4.2 <text:s/>states:</text:p>
      <text:p text:style-name="P1"/>
      <text:p text:style-name="P9"><text:tab/><text:tab/>specifier</text:p>
      <text:p text:style-name="P8"><text:tab/><text:tab/><text:tab/>= type [ <text:span text:style-name="T12">array </text:span>| <text:span text:style-name="T12">procedure </text:span>]</text:p>
      <text:p text:style-name="P8"><text:tab/><text:tab/><text:tab/>| <text:span text:style-name="T12">label</text:span></text:p>
      <text:p text:style-name="P7"><text:tab/><text:tab/><text:tab/>| <text:span text:style-name="T12">switch</text:span></text:p>
      <text:p text:style-name="P10"/>
      <text:p text:style-name="P16"><text:bookmark text:name="tw-target-text"/>This is obviously wrong. If we follow the syntax, no-type procedure is illegal, and that was probably not the intention.</text:p>
      <text:p text:style-name="P18">No-type array is also not allowed, which inherited from Algol should mean real array.</text:p>
      <text:p text:style-name="P1"/>
      <text:p text:style-name="P1"/>
      <text:p text:style-name="P16"><text:bookmark text:name="tw-target-text1"/>Simula Standard should have been changed to:</text:p>
      <text:p text:style-name="P1"/>
      <text:p text:style-name="P1"/>
      <text:p text:style-name="P9"><text:tab/><text:tab/>specifier</text:p>
      <text:p text:style-name="P8"><text:tab/><text:tab/><text:tab/>= type</text:p>
      <text:p text:style-name="P8"><text:tab/><text:tab/><text:tab/>| [type] <text:span text:style-name="T12">array</text:span></text:p>
      <text:p text:style-name="P8"><text:span text:style-name="T12"><text:tab/><text:tab/><text:tab/></text:span>| [type] <text:span text:style-name="T12">procedure</text:span></text:p>
      <text:p text:style-name="P8"><text:tab/><text:tab/><text:tab/>| <text:span text:style-name="T12">label</text:span></text:p>
      <text:p text:style-name="P7"><text:tab/><text:tab/><text:tab/>| <text:span text:style-name="T12">switch</text:span></text:p>
      <text:p text:style-name="P1"/>
      <text:p text:style-name="P1"/>
      <text:p text:style-name="P1">=====================================================================================</text:p>
      <text:p text:style-name="P1"/>
      <text:p text:style-name="P1">NOTE: Simula Standard , Chapter 12 Simulation - RANK_IN_SQS</text:p>
      <text:p text:style-name="P1"/>
      <text:p text:style-name="P16"><text:bookmark text:name="tw-target-text2"/>The Simula Standard (under the definition of Class Simulation) states:</text:p>
      <text:p text:style-name="P1"/>
      <text:p text:style-name="P1"/>
      <text:p text:style-name="P1"><text:s/><text:span text:style-name="T8"><text:s text:c="12"/></text:span><text:span text:style-name="T11">ref</text:span><text:span text:style-name="T8"> (EVENT_NOTICE) </text:span><text:span text:style-name="T11">procedure</text:span><text:span text:style-name="T8"> pred; <text:s text:c="2"/>pred:- PRED;</text:span></text:p>
      <text:p text:style-name="P12"/>
      <text:p text:style-name="P12"><text:s text:c="14"/><text:span text:style-name="T18">procedure</text:span> RANK_IN_SQS (afore); <text:span text:style-name="T18">Boolean</text:span> afore;</text:p>
      <text:p text:style-name="P12"><text:s text:c="14"/><text:span text:style-name="T18">begin</text:span> <text:span text:style-name="T18">ref</text:span> (EVENT_NOTICE) evt;</text:p>
      <text:p text:style-name="P12"><text:s text:c="17"/>evt:- SQS.last;</text:p>
      <text:p text:style-name="P12"><text:s text:c="17"/><text:span text:style-name="T18">while</text:span> evt.EVTIME &gt; EVTIME <text:span text:style-name="T18">do</text:span> <text:s text:c="3"/>evt :- evt.pred;</text:p>
      <text:p text:style-name="P12"><text:s text:c="17"/><text:span text:style-name="T18">if</text:span> afore <text:span text:style-name="T18">then</text:span></text:p>
      <text:p text:style-name="P12"><text:s text:c="20"/><text:span text:style-name="T18">while</text:span> evt.EVTIME = EVTIME <text:span text:style-name="T18">do</text:span> evt :- evt.pred;</text:p>
      <text:p text:style-name="P12"><text:s text:c="17"/>follow(evt)</text:p>
      <text:p text:style-name="P12"><text:s text:c="14"/><text:span text:style-name="T18">end</text:span> RANK_IN_SQS;</text:p>
      <text:p text:style-name="P12"/>
      <text:p text:style-name="P16"><text:bookmark text:name="tw-target-text3"/>Here procedure pred is redefined so that 'pred' of the first element is the head itself</text:p>
      <text:p text:style-name="P18">and not <text:span text:style-name="T18">none</text:span> like in Simset.</text:p>
      <text:p text:style-name="P1"/>
      <text:p text:style-name="P16"><text:bookmark text:name="tw-target-text4"/>In Simula, this should give 'qua-check failed'.</text:p>
      <text:p text:style-name="P18">Which led to 'cast' error in Java.</text:p>
      <text:p text:style-name="P1"/>
      <text:p text:style-name="P16"><text:bookmark text:name="tw-target-text5"/>The procedure RANK_IN_SQS must be rewritten.</text:p>
      <text:p text:style-name="P1"/>
      <text:p text:style-name="P21"/>
      <text:p text:style-name="P22"/>
      <text:p text:style-name="P1"/>
      <text:p text:style-name="P1">NOTE: lowten</text:p>
      <text:p text:style-name="P1"><text:span text:style-name="T15"><text:s/></text:span><text:s text:c="4"/></text:p>
      <text:p text:style-name="P2">Simula Standard (<text:span text:style-name="T4">Chapter 9 Class <text:s/>"ENVIRONMENT"</text:span>) <text:s/>states:</text:p>
      <text:p text:style-name="P2"/>
      <text:p text:style-name="P5"><text:span text:style-name="T2"><text:tab/></text:span><text:span text:style-name="T3">character</text:span><text:span text:style-name="T1"> </text:span><text:span text:style-name="T3">procedure</text:span><text:span text:style-name="T1"> lowten(c); <text:s/></text:span><text:span text:style-name="T3">character</text:span><text:span text:style-name="T1"> c;</text:span></text:p>
      <text:p text:style-name="P14"><text:tab/><text:tab/><text:span text:style-name="T2">if</text:span><text:span text:style-name="T1"> ... ! c is illegal as lowten;</text:span></text:p>
      <text:p text:style-name="P14"><text:tab/><text:tab/> <text:s text:c="2"/><text:span text:style-name="T2">then</text:span><text:span text:style-name="T1"> <text:s/>error("..." ! Lowten error ;)</text:span></text:p>
      <text:p text:style-name="P14"><text:tab/><text:tab/><text:span text:style-name="T2">else</text:span><text:span text:style-name="T1"> </text:span><text:span text:style-name="T2">begin</text:span></text:p>
      <text:p text:style-name="P14"><text:tab/><text:tab/><text:tab/><text:span text:style-name="T1">lowten:= CURRENTLOWTEN; CURRENTLOWTEN:= c</text:span></text:p>
      <text:p text:style-name="P14"><text:tab/><text:tab/><text:span text:style-name="T2">end</text:span><text:span text:style-name="T1"> lowten;</text:span></text:p>
      <text:p text:style-name="P20"/>
      <text:p text:style-name="P14"><text:tab/><text:span text:style-name="T1">Changes the value of the current lowten character to that of the</text:span></text:p>
      <text:p text:style-name="P14"><text:tab/><text:span text:style-name="T1">parameter. The previous value is returned. Illegal parameters are</text:span></text:p>
      <text:p text:style-name="P20"><text:tab/><text:span text:style-name="T5">digits, plus ("+"), minus ("-"), dot ("."), comma (","),</text:span></text:p>
      <text:p text:style-name="P13"><text:tab/><text:span text:style-name="T9">control characters (</text:span><text:span text:style-name="T10">i.e. ISO code&lt;32</text:span><text:span text:style-name="T9">), DEL (ISO code 127),</text:span></text:p>
      <text:p text:style-name="P14"><text:tab/><text:span text:style-name="T1">and all characters with ISO code greater than 127.</text:span></text:p>
      <text:p text:style-name="P15"/>
      <text:p text:style-name="P6"/>
      <text:p text:style-name="P17"><text:bookmark text:name="tw-target-text6"/>Here, ISO code 32 (SPACE) is indicated as a legal LOWTEN character.</text:p>
      <text:p text:style-name="P6"/>
      <text:p text:style-name="P19"><text:bookmark text:name="tw-target-text7"/><text:span text:style-name="T1">Correct the condition in the parentheses to:</text:span><text:span text:style-name="T21"> </text:span><text:span text:style-name="T22">(</text:span><text:span text:style-name="T23">i.e. ISO code&lt;=32</text:span><text:span text:style-name="T22">)</text:span></text:p>
      <text:p text:style-name="P1"/>
      <text:p text:style-name="P1">=====================================================================================</text:p>
      <text:p text:style-name="P1"><text:s text:c="2"/></text:p>
      <text:p text:style-name="P1">Note:</text:p>
      <text:p text:style-name="P1"/>
      <text:p text:style-name="P1">Simula Standard (<text:span text:style-name="T4">Chapter 10 Class <text:s/>"INPUT-OUTPUT"</text:span>) <text:s/>states:</text:p>
      <text:p text:style-name="P2"/>
      <text:p text:style-name="P11">The user's main program acts as if it were embedded as follows:</text:p>
      <text:p text:style-name="P11"/>
      <text:p text:style-name="P26"><text:span text:style-name="T24"><text:tab/><text:tab/>BASICIO (inlength, outlength) </text:span><text:span text:style-name="T20">Note</text:span><text:span text:style-name="T19"> </text:span><text:span text:style-name="T24">! prefixed block;</text:span></text:p>
      <text:p text:style-name="P26"><text:span text:style-name="T19"><text:tab/><text:tab/><text:tab/>inspect </text:span><text:span text:style-name="T24">SYSIN </text:span><text:span text:style-name="T19">do</text:span></text:p>
      <text:p text:style-name="P26"><text:span text:style-name="T19"><text:tab/><text:tab/><text:tab/>inspect </text:span><text:span text:style-name="T24">SYSOUT </text:span><text:span text:style-name="T19">do</text:span></text:p>
      <text:p text:style-name="P26"><text:span text:style-name="T19"><text:tab/><text:tab/><text:tab/>begin </text:span><text:span text:style-name="T24">&lt;external-head&gt; &lt;program&gt; </text:span><text:span text:style-name="T19">end</text:span></text:p>
      <text:p text:style-name="P27"><text:span text:style-name="T19"><text:tab/><text:tab/>end </text:span><text:span text:style-name="T24">prefixed block</text:span></text:p>
      <text:p text:style-name="P28"/>
      <text:p text:style-name="P29"><text:span text:style-name="T6">The word</text:span><text:span text:style-name="T24"> </text:span><text:span text:style-name="T20">Note</text:span><text:span text:style-name="T19"> </text:span><text:span text:style-name="T24"><text:s/></text:span><text:span text:style-name="T6">must be replaced by </text:span><text:span text:style-name="T24"><text:s/></text:span><text:span text:style-name="T19"><text:s/></text:span><text:span text:style-name="T19">begin</text:span><text:bookmark text:name="tw-target-text8"/></text:p>
      <text:p text:style-name="P24"/>
      <text:p text:style-name="P1"><text:span text:style-name="T15">=====================</text:span>================================================================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BoldMT" svg:font-family="CourierNewPS-BoldMT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09T11:25:40.59</meta:creation-date>
    <dc:date>2023-08-01T09:30:33.50</dc:date>
    <meta:editing-duration>P4DT16H45M9S</meta:editing-duration>
    <meta:editing-cycles>8</meta:editing-cycles>
    <meta:generator>OpenOffice/4.1.10$Win32 OpenOffice.org_project/4110m2$Build-9807</meta:generator>
    <meta:document-statistic meta:table-count="0" meta:image-count="0" meta:object-count="0" meta:page-count="2" meta:paragraph-count="62" meta:word-count="335" meta:character-count="2610"/>
  </office:meta>
</office:document-meta>
</file>